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ine_20_Style_20_9" svg:stroke-color="#83caff" draw:fill="solid" draw:fill-color="#ffff66" draw:fill-hatch-solid="false" draw:textarea-horizontal-align="justify" draw:textarea-vertical-align="middle" draw:auto-grow-height="false" fo:min-height="0.55cm" fo:min-width="21.1cm"/>
    </style:style>
    <style:style style:name="gr2" style:family="graphic" style:parent-style-name="objectwithoutfill">
      <style:graphic-properties draw:stroke="dash" draw:stroke-dash="Dashed_20__28_var_29_" svg:stroke-color="#b8470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18cm" fo:min-width="3.117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fill="gradient" draw:fill-gradient-name="Gradient_20_1" draw:textarea-horizontal-align="justify" draw:textarea-vertical-align="middle" draw:auto-grow-height="false" fo:min-height="0.292cm" fo:min-width="2.242cm"/>
    </style:style>
    <style:style style:name="gr6" style:family="graphic" style:parent-style-name="standard">
      <style:graphic-properties draw:fill="gradient" draw:fill-gradient-name="Gradient_20_1" draw:textarea-horizontal-align="justify" draw:textarea-vertical-align="middle" draw:auto-grow-height="false" fo:min-height="0.35cm" fo:min-width="2.29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9" style:family="graphic" style:parent-style-name="standard">
      <style:graphic-properties draw:stroke-linejoin="none" svg:stroke-linecap="square" draw:fill="solid" draw:fill-color="#e6e6ff" draw:textarea-horizontal-align="justify" draw:textarea-vertical-align="middle" draw:auto-grow-height="false" fo:min-height="0.292cm" fo:min-width="2.242cm"/>
    </style:style>
    <style:style style:name="gr10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208cm"/>
    </style:style>
    <style:style style:name="gr12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3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4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5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6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7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8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9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0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1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2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3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4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5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6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7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8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9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30" style:family="graphic" style:parent-style-name="standard">
      <style:graphic-properties draw:fill="gradient" draw:fill-gradient-name="Gradient_20_1" draw:textarea-horizontal-align="justify" draw:textarea-vertical-align="middle" draw:auto-grow-height="false" fo:min-height="4.668cm" fo:min-width="2.028cm"/>
    </style:style>
    <style:style style:name="gr31" style:family="graphic" style:parent-style-name="standard">
      <style:graphic-properties draw:fill="gradient" draw:fill-gradient-name="Gradient_20_1" draw:textarea-horizontal-align="justify" draw:textarea-vertical-align="middle" draw:auto-grow-height="false" fo:min-height="6.584cm" fo:min-width="2.886cm"/>
    </style:style>
    <style:style style:name="gr32" style:family="graphic" style:parent-style-name="standard" style:list-style-name="L1">
      <style:graphic-properties draw:stroke="solid" draw:fill="gradient" draw:fill-gradient-name="Gradient_20_1" fo:min-height="2.724cm"/>
    </style:style>
    <style:style style:name="gr33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34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3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ffff66" draw:fill-hatch-solid="fals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Arial1" fo:font-size="16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gradient" draw:fill-gradient-name="Gradient_20_1"/>
      <style:paragraph-properties fo:text-align="center"/>
      <style:text-properties style:font-name="Arial2" fo:font-size="10pt" fo:font-style="normal" fo:font-weight="normal" style:font-size-asian="18pt" style:font-weight-asian="bold" style:font-size-complex="18pt" style:font-weight-complex="bold"/>
    </style:style>
    <style:style style:name="P7" style:family="paragraph">
      <loext:graphic-properties draw:fill="gradient" draw:fill-gradient-name="Gradient_20_1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e6e6ff"/>
      <style:paragraph-properties fo:text-align="center"/>
      <style:text-properties style:font-name="Arial2" fo:font-size="10pt" fo:font-style="normal" fo:font-weight="normal" style:letter-kerning="true" style:font-name-asian="Microsoft YaHei" style:font-size-asian="18pt" style:font-weight-asian="bold" style:font-name-complex="Arial3" style:font-size-complex="18pt" style:font-weight-complex="bold"/>
    </style:style>
    <style:style style:name="P9" style:family="paragraph">
      <loext:graphic-properties draw:fill="solid" draw:fill-color="#e6e6ff"/>
      <style:paragraph-properties fo:text-align="center"/>
      <style:text-properties style:font-name="Arial2" fo:font-size="10pt" fo:font-style="normal" fo:font-weight="normal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font-size="10.5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gradient" draw:fill-gradient-name="Gradient_20_1"/>
      <style:paragraph-properties fo:text-align="start"/>
      <style:text-properties style:font-name="Arial2" fo:font-size="10pt" fo:font-style="normal" fo:font-weight="normal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gradient" draw:fill-gradient-name="Gradient_20_1"/>
      <style:paragraph-properties fo:margin-left="0cm" fo:margin-right="0cm" fo:text-indent="0cm"/>
      <style:text-properties style:font-name="Arial2" fo:font-size="10pt" style:letter-kerning="true" style:font-name-asian="Microsoft YaHei" style:font-size-asian="18pt" style:font-weight-asian="bold" style:font-name-complex="Arial3" style:font-size-complex="18pt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color="#ffffff" style:font-name="Arial1" fo:font-size="16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font-name="Arial2" fo:font-size="10pt" fo:font-style="normal" fo:font-weight="normal" style:font-size-asian="16pt" style:font-weight-asian="bold" style:font-size-complex="16pt" style:font-weight-complex="bold"/>
    </style:style>
    <style:style style:name="T4" style:family="text">
      <style:text-properties fo:font-size="10pt" fo:font-weight="bold" style:font-size-asian="16pt" style:font-weight-asian="bold" style:font-size-complex="16pt" style:font-weight-complex="bold"/>
    </style:style>
    <style:style style:name="T5" style:family="text">
      <style:text-properties style:font-name="Arial2" fo:font-size="10pt" fo:font-style="normal" fo:font-weight="normal" style:letter-kerning="true" style:font-name-asian="Microsoft YaHei" style:font-size-asian="18pt" style:font-weight-asian="bold" style:font-name-complex="Arial3" style:font-size-complex="18pt" style:font-weight-complex="bold"/>
    </style:style>
    <style:style style:name="T6" style:family="text">
      <style:text-properties fo:font-size="10.5pt" style:font-size-asian="18pt" style:font-size-complex="18pt"/>
    </style:style>
    <style:style style:name="T7" style:family="text">
      <style:text-properties style:font-name="Arial2" fo:font-size="10pt" style:letter-kerning="true" style:font-name-asian="Microsoft YaHei" style:font-size-asian="18pt" style:font-weight-asian="bold" style:font-name-complex="Arial3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1.6cm" svg:height="0.8cm" svg:x="1.031cm" svg:y="8.7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6cm" svg:height="0.8cm" svg:x="1.031cm" svg:y="12.5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6cm" svg:height="0.8cm" svg:x="1.031cm" svg:y="4.107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2.999cm" svg:height="10.399cm" svg:x="19.438cm" svg:y="3cm" svg:viewBox="0 0 3000 10400" draw:points="176,10400 3000,10400 3000,0 0,0 0,10400">
          <text:p/>
        </draw:polygon>
        <draw:polygon draw:style-name="gr2" draw:text-style-name="P2" draw:layer="layout" svg:width="2.999cm" svg:height="10.399cm" svg:x="15.862cm" svg:y="3cm" svg:viewBox="0 0 3000 10400" draw:points="176,10400 3000,10400 3000,0 0,0 0,10400">
          <text:p/>
        </draw:polygon>
        <draw:polygon draw:style-name="gr2" draw:text-style-name="P2" draw:layer="layout" svg:width="2.999cm" svg:height="10.399cm" svg:x="8.5cm" svg:y="3cm" svg:viewBox="0 0 3000 10400" draw:points="176,10400 3000,10400 3000,0 0,0 0,10400">
          <text:p/>
        </draw:polygon>
        <draw:polygon draw:style-name="gr2" draw:text-style-name="P2" draw:layer="layout" svg:width="2.999cm" svg:height="10.399cm" svg:x="4.9cm" svg:y="3cm" svg:viewBox="0 0 3000 10400" draw:points="176,10400 3000,10400 3000,0 0,0 0,10400">
          <text:p/>
        </draw:polygon>
        <draw:polygon draw:style-name="gr2" draw:text-style-name="P2" draw:layer="layout" svg:width="2.999cm" svg:height="10.399cm" svg:x="1.238cm" svg:y="3cm" svg:viewBox="0 0 3000 10400" draw:points="176,10400 3000,10400 3000,0 0,0 0,10400">
          <text:p/>
        </draw:polygon>
        <draw:custom-shape draw:style-name="gr3" draw:text-style-name="P4" draw:layer="layout" svg:width="4.2cm" svg:height="1.6cm" svg:x="11.046cm" svg:y="0.7cm">
          <text:p text:style-name="P3"><text:span text:style-name="T1">SALDI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4" draw:text-style-name="P5" draw:layer="layout" svg:width="5.3cm" svg:height="1.199cm" svg:x="0.7cm" svg:y="0.638cm">
          <draw:text-box>
            <text:p><text:span text:style-name="T2">OVERSIGT: </text:span></text:p>
            <text:p><text:span text:style-name="T2">SALDI Menu-struktur</text:span></text:p>
          </draw:text-box>
        </draw:frame>
        <draw:custom-shape draw:style-name="gr5" draw:text-style-name="P6" xml:id="id3" draw:id="id3" draw:layer="layout" svg:width="2.8cm" svg:height="0.6cm" svg:x="1.331cm" svg:y="8.801cm">
          <text:p text:style-name="P3"><text:span text:style-name="T3">Regnsk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8.628cm" svg:y="8.802cm">
          <text:p text:style-name="P3"><text:span text:style-name="T3">Kon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4.987cm" svg:y="8.802cm">
          <text:p text:style-name="P3"><text:span text:style-name="T3">Kon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7" draw:layer="layout" svg:width="2.8cm" svg:height="0.6cm" svg:x="1.347cm" svg:y="3.2cm">
            <text:p text:style-name="P3"><text:span text:style-name="T4">FINA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15.91cm" svg:y="3.201cm">
            <text:p text:style-name="P3"><text:span text:style-name="T4">LAG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12.269cm" svg:y="3.201cm">
            <text:p text:style-name="P3"><text:span text:style-name="T4">PRODUK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8.629cm" svg:y="3.201cm">
            <text:p text:style-name="P3"><text:span text:style-name="T4">KREDI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4.988cm" svg:y="3.201cm">
            <text:p text:style-name="P3"><text:span text:style-name="T4">DEBI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19.548cm" svg:y="3.201cm">
            <text:p text:style-name="P3"><text:span text:style-name="T4">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6" draw:layer="layout" svg:width="2.8cm" svg:height="0.6cm" svg:x="1.347cm" svg:y="12.599cm">
          <text:p text:style-name="P3"><text:span text:style-name="T3">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8.629cm" svg:y="12.6cm">
          <text:p text:style-name="P3"><text:span text:style-name="T3">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4.988cm" svg:y="12.6cm">
          <text:p text:style-name="P3"><text:span text:style-name="T3">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2.8cm" svg:height="0.6cm" svg:x="1.348cm" svg:y="4.2cm">
          <text:p text:style-name="P3"><text:span text:style-name="T3">Kasse klad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798cm" svg:height="0.6cm" svg:x="12.302cm" svg:y="8.802cm">
          <text:p text:style-name="P3"><text:span text:style-name="T3">Varemodtagels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798cm" svg:height="0.6cm" svg:x="12.363cm" svg:y="12.604cm">
          <text:p text:style-name="P3"><text:span text:style-name="T3">Rapport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798cm" svg:height="0.6cm" svg:x="12.3cm" svg:y="4.201cm">
          <text:p text:style-name="P3"><text:span text:style-name="T3">Ordr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5.942cm" svg:y="8.802cm">
          <text:p text:style-name="P3"><text:span text:style-name="T3">Varemodtagels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5.974cm" svg:y="12.604cm">
          <text:p text:style-name="P3"><text:span text:style-name="T3">Rapporte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5.944cm" svg:y="4.201cm">
          <text:p text:style-name="P3"><text:span text:style-name="T3">Va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8.63cm" svg:y="4.201cm">
          <text:p text:style-name="P3"><text:span text:style-name="T3">Ord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4.989cm" svg:y="4.201cm">
          <text:p text:style-name="P3"><text:span text:style-name="T3">Ord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28" draw:id="id28" draw:layer="layout" svg:width="2.8cm" svg:height="0.6cm" svg:x="19.547cm" svg:y="8.779cm">
          <text:p text:style-name="P3"><text:span text:style-name="T3">Indstillin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9.61cm" svg:y="12.604cm">
          <text:p text:style-name="P3"><text:span text:style-name="T3">Sikkerhedsko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9.549cm" svg:y="4.201cm">
          <text:p text:style-name="P3"><text:span text:style-name="T3">Konto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2.748cm" svg:y1="4.8cm" svg:x2="3.249cm" svg:y2="5.401cm" draw:start-shape="id1" draw:start-glue-point="2" draw:end-shape="id2" draw:end-glue-point="0" svg:d="M2748 4800v301h501v300" svg:viewBox="0 0 502 602">
          <text:p/>
        </draw:connector>
        <draw:connector draw:style-name="gr7" draw:text-style-name="P3" draw:layer="layout" svg:x1="2.731cm" svg:y1="9.401cm" svg:x2="3.231cm" svg:y2="9.908cm" draw:start-shape="id3" draw:start-glue-point="2" draw:end-shape="id4" draw:end-glue-point="0" svg:d="M2731 9401v254h500v253" svg:viewBox="0 0 501 508">
          <text:p/>
        </draw:connector>
        <draw:custom-shape draw:style-name="gr8" draw:text-style-name="P8" xml:id="id4" draw:id="id4" draw:layer="layout" svg:width="2.8cm" svg:height="0.6cm" svg:x="1.831cm" svg:y="9.908cm">
          <text:p text:style-name="P3"><text:span text:style-name="T5">Bu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2" draw:id="id2" draw:layer="layout" svg:width="2.8cm" svg:height="0.6cm" svg:x="1.849cm" svg:y="5.401cm">
          <text:p text:style-name="P3"><text:span text:style-name="T3">Kladde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5" draw:id="id5" draw:layer="layout" svg:width="2.8cm" svg:height="0.6cm" svg:x="1.849cm" svg:y="6.501cm">
          <text:p text:style-name="P3"><text:span text:style-name="T5">Kasse klad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3.249cm" svg:y1="6.001cm" svg:x2="3.249cm" svg:y2="6.501cm" draw:start-shape="id2" draw:start-glue-point="2" draw:end-shape="id5" draw:end-glue-point="0" svg:d="M3249 6001v500" svg:viewBox="0 0 1 501">
          <text:p/>
        </draw:connector>
        <draw:polygon draw:style-name="gr2" draw:text-style-name="P2" draw:layer="layout" svg:width="2.999cm" svg:height="10.965cm" svg:x="12.2cm" svg:y="3cm" svg:viewBox="0 0 3000 10966" draw:points="176,10966 3000,10966 3000,0 0,0 0,10966">
          <text:p/>
        </draw:polygon>
        <draw:frame draw:style-name="gr11" draw:text-style-name="P10" draw:layer="layout" svg:width="2.708cm" svg:height="0.662cm" svg:x="12.462cm" svg:y="13.304cm">
          <draw:text-box>
            <text:p><text:span text:style-name="T6">Ikke standard</text:span></text:p>
          </draw:text-box>
        </draw:frame>
        <draw:custom-shape draw:style-name="gr9" draw:text-style-name="P9" xml:id="id6" draw:id="id6" draw:layer="layout" svg:width="2.8cm" svg:height="0.6cm" svg:x="5.55cm" svg:y="5.402cm">
          <text:p text:style-name="P3"><text:span text:style-name="T3">Ord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7" draw:id="id7" draw:layer="layout" svg:width="2.8cm" svg:height="0.6cm" svg:x="5.55cm" svg:y="6.502cm">
          <text:p text:style-name="P3"><text:span text:style-name="T5">Fak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6.95cm" svg:y1="6.002cm" svg:x2="6.95cm" svg:y2="6.502cm" draw:start-shape="id6" draw:start-glue-point="2" draw:end-shape="id7" draw:end-glue-point="0" svg:d="M6950 6002v500" svg:viewBox="0 0 1 501">
          <text:p/>
        </draw:connector>
        <draw:connector draw:style-name="gr7" draw:text-style-name="P3" draw:layer="layout" svg:x1="6.449cm" svg:y1="4.801cm" svg:x2="6.95cm" svg:y2="5.402cm" svg:d="M6449 4801v301h501v300" svg:viewBox="0 0 502 602">
          <text:p/>
        </draw:connector>
        <draw:custom-shape draw:style-name="gr9" draw:text-style-name="P9" xml:id="id11" draw:id="id11" draw:layer="layout" svg:width="2.8cm" svg:height="0.6cm" svg:x="9.151cm" svg:y="13.803cm">
          <text:p text:style-name="P3"><text:span text:style-name="T3">Kreditor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.8cm" svg:height="0.6cm" svg:x="9.551cm" svg:y="14.903cm">
          <text:p text:style-name="P3"><text:span text:style-name="T5">Åbne po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0.05cm" svg:y1="13.202cm" svg:x2="10.551cm" svg:y2="13.803cm" svg:d="M10050 13202v301h501v300" svg:viewBox="0 0 502 602">
          <text:p/>
        </draw:connector>
        <draw:custom-shape draw:style-name="gr9" draw:text-style-name="P9" xml:id="id8" draw:id="id8" draw:layer="layout" svg:width="2.8cm" svg:height="0.6cm" svg:x="5.551cm" svg:y="10.003cm">
          <text:p text:style-name="P3"><text:span text:style-name="T3">Debito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9" draw:id="id9" draw:layer="layout" svg:width="2.8cm" svg:height="0.6cm" svg:x="5.551cm" svg:y="11.103cm">
          <text:p text:style-name="P3"><text:span text:style-name="T5">Histor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6.951cm" svg:y1="10.603cm" svg:x2="6.951cm" svg:y2="11.103cm" draw:start-shape="id8" draw:start-glue-point="2" draw:end-shape="id9" draw:end-glue-point="0" svg:d="M6951 10603v500" svg:viewBox="0 0 1 501">
          <text:p/>
        </draw:connector>
        <draw:connector draw:style-name="gr7" draw:text-style-name="P3" draw:layer="layout" svg:x1="6.45cm" svg:y1="9.402cm" svg:x2="6.951cm" svg:y2="10.003cm" svg:d="M6450 9402v301h501v300" svg:viewBox="0 0 502 602">
          <text:p/>
        </draw:connector>
        <draw:custom-shape draw:style-name="gr9" draw:text-style-name="P9" draw:layer="layout" svg:width="2.8cm" svg:height="0.6cm" svg:x="9.152cm" svg:y="10.004cm">
          <text:p text:style-name="P3"><text:span text:style-name="T3">Kreditor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0.051cm" svg:y1="9.403cm" svg:x2="10.552cm" svg:y2="10.004cm" svg:d="M10051 9403v301h501v300" svg:viewBox="0 0 502 602">
          <text:p/>
        </draw:connector>
        <draw:custom-shape draw:style-name="gr15" draw:text-style-name="P8" draw:layer="layout" svg:width="2.8cm" svg:height="0.6cm" svg:x="9.552cm" svg:y="16.004cm">
          <text:p text:style-name="P3"><text:span text:style-name="T5">Konto sal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2.8cm" svg:height="0.6cm" svg:x="9.552cm" svg:y="17.104cm">
          <text:p text:style-name="P3"><text:span text:style-name="T5">Kontok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10" draw:id="id10" draw:layer="layout" svg:width="2.8cm" svg:height="0.6cm" svg:x="9.552cm" svg:y="18.204cm">
          <text:p text:style-name="P3"><text:span text:style-name="T5">Salgs statist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9.552cm" svg:y1="18.504cm" svg:x2="9.151cm" svg:y2="14.103cm" draw:start-shape="id10" draw:start-glue-point="3" draw:end-shape="id11" draw:end-glue-point="3" svg:d="M9552 18504h-902v-4401h501" svg:viewBox="0 0 903 4402">
          <text:p/>
        </draw:connector>
        <draw:custom-shape draw:style-name="gr9" draw:text-style-name="P9" xml:id="id13" draw:id="id13" draw:layer="layout" svg:width="2.8cm" svg:height="0.6cm" svg:x="5.052cm" svg:y="13.804cm">
          <text:p text:style-name="P3"><text:span text:style-name="T3">Debitor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16" draw:id="id16" draw:layer="layout" svg:width="2.8cm" svg:height="0.6cm" svg:x="5.452cm" svg:y="14.904cm">
          <text:p text:style-name="P3"><text:span text:style-name="T5">Åbne po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5.951cm" svg:y1="13.203cm" svg:x2="6.452cm" svg:y2="13.804cm" svg:d="M5951 13203v301h501v300" svg:viewBox="0 0 502 602">
          <text:p/>
        </draw:connector>
        <draw:custom-shape draw:style-name="gr19" draw:text-style-name="P8" xml:id="id12" draw:id="id12" draw:layer="layout" svg:width="2.8cm" svg:height="0.6cm" svg:x="5.453cm" svg:y="16.005cm">
          <text:p text:style-name="P3"><text:span text:style-name="T5">Konto sal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14" draw:id="id14" draw:layer="layout" svg:width="2.8cm" svg:height="0.6cm" svg:x="5.453cm" svg:y="17.105cm">
          <text:p text:style-name="P3"><text:span text:style-name="T5">Kontok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xml:id="id15" draw:id="id15" draw:layer="layout" svg:width="2.8cm" svg:height="0.6cm" svg:x="5.453cm" svg:y="18.205cm">
          <text:p text:style-name="P3"><text:span text:style-name="T5">Salgs statist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5.453cm" svg:y1="16.305cm" svg:x2="5.052cm" svg:y2="14.104cm" draw:start-shape="id12" draw:start-glue-point="3" draw:end-shape="id13" draw:end-glue-point="3" svg:d="M5453 16305h-902v-2201h501" svg:viewBox="0 0 903 2202">
          <text:p/>
        </draw:connector>
        <draw:connector draw:style-name="gr7" draw:text-style-name="P3" draw:layer="layout" svg:x1="5.453cm" svg:y1="17.405cm" svg:x2="5.052cm" svg:y2="14.104cm" draw:start-shape="id14" draw:start-glue-point="3" draw:end-shape="id13" draw:end-glue-point="3" svg:d="M5453 17405h-902v-3301h501" svg:viewBox="0 0 903 3302">
          <text:p/>
        </draw:connector>
        <draw:connector draw:style-name="gr7" draw:text-style-name="P3" draw:layer="layout" svg:x1="5.453cm" svg:y1="18.505cm" svg:x2="5.052cm" svg:y2="14.104cm" draw:start-shape="id15" draw:start-glue-point="3" draw:end-shape="id13" draw:end-glue-point="3" svg:d="M5453 18505h-902v-4401h501" svg:viewBox="0 0 903 4402">
          <text:p/>
        </draw:connector>
        <draw:connector draw:style-name="gr7" draw:text-style-name="P3" draw:layer="layout" svg:x1="5.452cm" svg:y1="15.204cm" svg:x2="5.052cm" svg:y2="14.104cm" draw:start-shape="id16" draw:start-glue-point="3" draw:end-shape="id13" draw:end-glue-point="3" svg:d="M5452 15204h-901v-1100h501" svg:viewBox="0 0 902 1101">
          <text:p/>
        </draw:connector>
        <draw:custom-shape draw:style-name="gr22" draw:text-style-name="P8" xml:id="id17" draw:id="id17" draw:layer="layout" svg:width="2.8cm" svg:height="0.6cm" svg:x="5.454cm" svg:y="19.306cm">
          <text:p text:style-name="P3"><text:span text:style-name="T5">Top 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5.454cm" svg:y1="19.606cm" svg:x2="5.052cm" svg:y2="14.104cm" draw:start-shape="id17" draw:start-glue-point="3" draw:end-shape="id13" draw:end-glue-point="3" svg:d="M5454 19606h-903v-5502h501" svg:viewBox="0 0 904 5503">
          <text:p/>
        </draw:connector>
        <draw:custom-shape draw:style-name="gr9" draw:text-style-name="P9" xml:id="id18" draw:id="id18" draw:layer="layout" svg:width="2.8cm" svg:height="0.6cm" svg:x="9.151cm" svg:y="5.403cm">
          <text:p text:style-name="P3"><text:span text:style-name="T3">Ord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19" draw:id="id19" draw:layer="layout" svg:width="2.8cm" svg:height="0.6cm" svg:x="9.151cm" svg:y="6.503cm">
          <text:p text:style-name="P3"><text:span text:style-name="T5">Fak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0.551cm" svg:y1="6.003cm" svg:x2="10.551cm" svg:y2="6.503cm" draw:start-shape="id18" draw:start-glue-point="2" draw:end-shape="id19" draw:end-glue-point="0" svg:d="M10551 6003v500" svg:viewBox="0 0 1 501">
          <text:p/>
        </draw:connector>
        <draw:connector draw:style-name="gr7" draw:text-style-name="P3" draw:layer="layout" svg:x1="10.05cm" svg:y1="4.802cm" svg:x2="10.551cm" svg:y2="5.403cm" svg:d="M10050 4802v301h501v300" svg:viewBox="0 0 502 602">
          <text:p/>
        </draw:connector>
        <draw:custom-shape draw:style-name="gr9" draw:text-style-name="P9" xml:id="id21" draw:id="id21" draw:layer="layout" svg:width="2.8cm" svg:height="0.6cm" svg:x="16.383cm" svg:y="5.304cm">
          <text:p text:style-name="P3"><text:span text:style-name="T3">Vare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2.8cm" svg:height="0.6cm" svg:x="16.383cm" svg:y="6.404cm">
          <text:p text:style-name="P3"><text:span text:style-name="T5">Indkøbsforsla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282cm" svg:y1="4.803cm" svg:x2="17.783cm" svg:y2="5.404cm" svg:d="M17282 4803v301h501v300" svg:viewBox="0 0 502 602">
          <text:p/>
        </draw:connector>
        <draw:custom-shape draw:style-name="gr25" draw:text-style-name="P8" xml:id="id20" draw:id="id20" draw:layer="layout" svg:width="2.8cm" svg:height="0.6cm" svg:x="16.384cm" svg:y="7.505cm">
          <text:p text:style-name="P3"><text:span text:style-name="T5">Ordrebehold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384cm" svg:y1="7.805cm" svg:x2="15.826cm" svg:y2="5.604cm" draw:start-shape="id20" draw:start-glue-point="3" svg:d="M16384 7805h-529v-2201h-29" svg:viewBox="0 0 559 2202">
          <text:p/>
        </draw:connector>
        <draw:connector draw:style-name="gr7" draw:text-style-name="P3" draw:layer="layout" svg:x1="16.382cm" svg:y1="6.704cm" svg:x2="16.383cm" svg:y2="5.604cm" draw:end-shape="id21" draw:end-glue-point="3" svg:d="M16382 6704h-500v-1100h501" svg:viewBox="0 0 502 1101">
          <text:p/>
        </draw:connector>
        <draw:custom-shape draw:style-name="gr9" draw:text-style-name="P9" draw:layer="layout" svg:width="2.8cm" svg:height="0.6cm" svg:x="16.484cm" svg:y="10.005cm">
          <text:p text:style-name="P3"><text:span text:style-name="T3">Modtager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383cm" svg:y1="9.404cm" svg:x2="17.884cm" svg:y2="10.005cm" svg:d="M17383 9404v301h501v300" svg:viewBox="0 0 502 602">
          <text:p/>
        </draw:connector>
        <draw:custom-shape draw:style-name="gr9" draw:text-style-name="P9" xml:id="id23" draw:id="id23" draw:layer="layout" svg:width="2.8cm" svg:height="0.6cm" svg:x="16.453cm" svg:y="13.805cm">
          <text:p text:style-name="P3"><text:span text:style-name="T3">Varerap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xml:id="id24" draw:id="id24" draw:layer="layout" svg:width="2.8cm" svg:height="0.6cm" svg:x="16.853cm" svg:y="14.905cm">
          <text:p text:style-name="P3"><text:span text:style-name="T5">Lager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352cm" svg:y1="13.204cm" svg:x2="17.853cm" svg:y2="13.805cm" svg:d="M17352 13204v301h501v300" svg:viewBox="0 0 502 602">
          <text:p/>
        </draw:connector>
        <draw:custom-shape draw:style-name="gr27" draw:text-style-name="P8" xml:id="id22" draw:id="id22" draw:layer="layout" svg:width="2.8cm" svg:height="0.6cm" svg:x="16.854cm" svg:y="16.006cm">
          <text:p text:style-name="P3"><text:span text:style-name="T5">Lager optæl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854cm" svg:y1="16.306cm" svg:x2="16.453cm" svg:y2="14.105cm" draw:start-shape="id22" draw:start-glue-point="3" draw:end-shape="id23" draw:end-glue-point="3" svg:d="M16854 16306h-902v-2201h501" svg:viewBox="0 0 903 2202">
          <text:p/>
        </draw:connector>
        <draw:connector draw:style-name="gr7" draw:text-style-name="P3" draw:layer="layout" svg:x1="16.853cm" svg:y1="15.205cm" svg:x2="16.453cm" svg:y2="14.105cm" draw:start-shape="id24" draw:start-glue-point="3" draw:end-shape="id23" draw:end-glue-point="3" svg:d="M16853 15205h-901v-1100h501" svg:viewBox="0 0 902 1101">
          <text:p/>
        </draw:connector>
        <draw:connector draw:style-name="gr7" draw:text-style-name="P3" draw:layer="layout" svg:x1="9.553cm" svg:y1="16.306cm" svg:x2="9.152cm" svg:y2="14.105cm" svg:d="M9553 16306h-902v-2201h501" svg:viewBox="0 0 903 2202">
          <text:p/>
        </draw:connector>
        <draw:connector draw:style-name="gr7" draw:text-style-name="P3" draw:layer="layout" svg:x1="9.553cm" svg:y1="17.406cm" svg:x2="9.152cm" svg:y2="14.105cm" svg:d="M9553 17406h-902v-3301h501" svg:viewBox="0 0 903 3302">
          <text:p/>
        </draw:connector>
        <draw:connector draw:style-name="gr7" draw:text-style-name="P3" draw:layer="layout" svg:x1="9.552cm" svg:y1="15.205cm" svg:x2="9.152cm" svg:y2="14.105cm" svg:d="M9552 15205h-901v-1100h501" svg:viewBox="0 0 902 1101">
          <text:p/>
        </draw:connector>
        <draw:custom-shape draw:style-name="gr28" draw:text-style-name="P8" xml:id="id26" draw:id="id26" draw:layer="layout" svg:width="2.8cm" svg:height="0.6cm" svg:x="20.554cm" svg:y="14.006cm">
          <text:p text:style-name="P3"><text:span text:style-name="T5">Gem ko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xml:id="id25" draw:id="id25" draw:layer="layout" svg:width="2.8cm" svg:height="0.6cm" svg:x="20.555cm" svg:y="15.107cm">
          <text:p text:style-name="P3"><text:span text:style-name="T5">Indlæs ko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20.555cm" svg:y1="15.407cm" svg:x2="20.154cm" svg:y2="13.206cm" draw:start-shape="id25" draw:start-glue-point="3" svg:d="M20555 15407h-501v-2201h100" svg:viewBox="0 0 502 2202">
          <text:p/>
        </draw:connector>
        <draw:connector draw:style-name="gr7" draw:text-style-name="P3" draw:layer="layout" svg:x1="20.554cm" svg:y1="14.306cm" svg:x2="20.154cm" svg:y2="13.206cm" draw:start-shape="id26" draw:start-glue-point="3" svg:d="M20554 14306h-501v-1100h101" svg:viewBox="0 0 502 1101">
          <text:p/>
        </draw:connector>
        <draw:custom-shape draw:style-name="gr30" draw:text-style-name="P12" xml:id="id27" draw:id="id27" draw:layer="layout" svg:width="2.8cm" svg:height="5.19cm" svg:x="23.647cm" svg:y="6.484cm">
          <text:p text:style-name="P11"><text:span text:style-name="T3">Moms</text:span></text:p>
          <text:p text:style-name="P11"><text:span text:style-name="T3">Deb/Kred-grp</text:span></text:p>
          <text:p text:style-name="P11"><text:span text:style-name="T3">Afdelinger</text:span></text:p>
          <text:p text:style-name="P11"><text:span text:style-name="T3">Projekter</text:span></text:p>
          <text:p text:style-name="P11"><text:span text:style-name="T3">Lagre</text:span></text:p>
          <text:p text:style-name="P11"><text:span text:style-name="T3">RabatGrp</text:span></text:p>
          <text:p text:style-name="P11"><text:span text:style-name="T3">Valuta</text:span></text:p>
          <text:p text:style-name="P11"><text:span text:style-name="T3">Brugere</text:span></text:p>
          <text:p text:style-name="P11"><text:span text:style-name="T3">Regnskabsår</text:span></text:p>
          <text:p text:style-name="P11"><text:span text:style-name="T3">Stamdata</text:span></text:p>
          <text:p text:style-name="P11"><text:span text:style-name="T3">Formularer</text:span></text:p>
          <text:p text:style-name="P11"><text:span text:style-name="T3">Enh/Matr.</text:span></text:p>
          <text:p text:style-name="P11"><text:span text:style-name="T3">Dive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23.647cm" svg:y1="9.079cm" svg:x2="22.347cm" svg:y2="9.079cm" draw:start-shape="id27" draw:start-glue-point="3" draw:end-shape="id28" draw:end-glue-point="1" svg:d="M23647 9079h-1300" svg:viewBox="0 0 1301 1">
          <text:p/>
        </draw:connector>
        <draw:custom-shape draw:style-name="gr31" draw:text-style-name="P12" xml:id="id29" draw:id="id29" draw:layer="layout" svg:width="3.752cm" svg:height="7.2cm" svg:x="23.647cm" svg:y="12.6cm">
          <text:p text:style-name="P11"><text:span text:style-name="T3">Kontoindstillinger</text:span></text:p>
          <text:p text:style-name="P11"><text:span text:style-name="T3">Provisionsberegning</text:span></text:p>
          <text:p text:style-name="P11"><text:span text:style-name="T3">Personlige valg</text:span></text:p>
          <text:p text:style-name="P11"><text:span text:style-name="T3"><text:s/></text:span><text:span text:style-name="T3">Ordrerelaterede valg</text:span></text:p>
          <text:p text:style-name="P11"><text:span text:style-name="T3"><text:s/></text:span><text:span text:style-name="T3">Varerelaterede valg</text:span></text:p>
          <text:p text:style-name="P11"><text:span text:style-name="T3"><text:s/></text:span><text:span text:style-name="T3">Shoprelaterede valg</text:span></text:p>
          <text:p text:style-name="P11"><text:span text:style-name="T3"><text:s/></text:span><text:span text:style-name="T3">Labels</text:span></text:p>
          <text:p text:style-name="P11"><text:span text:style-name="T3"><text:s/></text:span><text:span text:style-name="T3">Prislister</text:span></text:p>
          <text:p text:style-name="P11"><text:span text:style-name="T3"><text:s/></text:span><text:span text:style-name="T3">Rykkerrelaterede valg</text:span></text:p>
          <text:p text:style-name="P11"><text:span text:style-name="T3"><text:s/></text:span><text:span text:style-name="T3">Diverse valg</text:span></text:p>
          <text:p text:style-name="P11"><text:span text:style-name="T3"><text:s/></text:span><text:span text:style-name="T3">Tjeklister</text:span></text:p>
          <text:p text:style-name="P11"><text:span text:style-name="T3"><text:s/></text:span><text:span text:style-name="T3">Bilagshåndtering</text:span></text:p>
          <text:p text:style-name="P11"><text:span text:style-name="T3"><text:s/></text:span><text:span text:style-name="T3">Øredifferencer</text:span></text:p>
          <text:p text:style-name="P11"><text:span text:style-name="T3"><text:s/></text:span><text:span text:style-name="T3">Massefakturering</text:span></text:p>
          <text:p text:style-name="P11"><text:span text:style-name="T3"><text:s/></text:span><text:span text:style-name="T3">PoS-valg</text:span></text:p>
          <text:p text:style-name="P11"><text:span text:style-name="T3"><text:s/></text:span><text:span text:style-name="T3">Sprog</text:span></text:p>
          <text:p text:style-name="P11"><text:span text:style-name="T3"><text:s/></text:span><text:span text:style-name="T3">Import &amp; eks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25.047cm" svg:y1="11.674cm" svg:x2="25.523cm" svg:y2="12.6cm" draw:start-shape="id27" draw:start-glue-point="2" draw:end-shape="id29" draw:end-glue-point="0" svg:d="M25047 11674v464h476v462" svg:viewBox="0 0 477 927">
          <text:p/>
        </draw:connector>
        <draw:frame draw:style-name="gr32" draw:text-style-name="P14" xml:id="id30" draw:id="id30" draw:layer="layout" svg:width="4.027cm" svg:height="2.974cm" svg:x="0.273cm" svg:y="13.882cm">
          <draw:text-box draw:corner-radius="0.2cm">
            <text:p text:style-name="P13"><text:span text:style-name="T7">Momsangivelse</text:span></text:p>
            <text:p text:style-name="P13"><text:span text:style-name="T7">Kontokort</text:span></text:p>
            <text:p text:style-name="P13"><text:span text:style-name="T7">Kontokort med moms</text:span></text:p>
            <text:p text:style-name="P13"><text:span text:style-name="T7">Balance</text:span></text:p>
            <text:p text:style-name="P13"><text:span text:style-name="T7">Resultat</text:span></text:p>
            <text:p text:style-name="P13"><text:span text:style-name="T7">Resultat/budget</text:span></text:p>
            <text:p text:style-name="P13"><text:span text:style-name="T7">Månedsangivelse:1-12</text:span></text:p>
          </draw:text-box>
        </draw:frame>
        <draw:connector draw:style-name="gr7" draw:text-style-name="P3" draw:layer="layout" svg:x1="2.278cm" svg:y1="13.235cm" svg:x2="2.286cm" svg:y2="13.882cm" draw:end-shape="id30" svg:d="M2278 13235v73h8v574" svg:viewBox="0 0 9 648">
          <text:p/>
        </draw:connector>
        <draw:custom-shape draw:style-name="gr33" draw:text-style-name="P8" draw:layer="layout" svg:width="2.8cm" svg:height="0.6cm" svg:x="1.5cm" svg:y="17.4cm">
          <text:p text:style-name="P3"><text:span text:style-name="T5">Kontrolsp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xml:id="id31" draw:id="id31" draw:layer="layout" svg:width="2.8cm" svg:height="0.6cm" svg:x="1.5cm" svg:y="18.5cm">
          <text:p text:style-name="P3"><text:span text:style-name="T5">Provisionsrap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line-skew="0.49cm" svg:x1="1.5cm" svg:y1="18.8cm" svg:x2="0.949cm" svg:y2="16.927cm" draw:start-shape="id31" draw:start-glue-point="3" draw:end-shape="id32" draw:end-glue-point="3" svg:d="M1500 18800h-562v-1873h11" svg:viewBox="0 0 563 1874">
          <text:p/>
        </draw:connector>
        <draw:connector draw:style-name="gr7" draw:text-style-name="P3" xml:id="id32" draw:id="id32" draw:layer="layout" draw:line-skew="0.392cm" svg:x1="1.5cm" svg:y1="17.712cm" svg:x2="0.949cm" svg:y2="16.927cm" svg:d="M1500 17712h-551v-785" svg:viewBox="0 0 552 786">
          <text:p/>
        </draw:connector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ffffff" draw:end-color="#b3b3b3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. Viuff</meta:initial-creator>
    <meta:creation-date>2016-10-21T09:59:17.483000000</meta:creation-date>
    <dc:date>2016-12-29T20:00:42.882000000</dc:date>
    <dc:creator>E. Viuff</dc:creator>
    <meta:editing-duration>PT16H4M53S</meta:editing-duration>
    <meta:editing-cycles>7</meta:editing-cycles>
    <meta:generator>LibreOffice/5.1.3.2$Windows_x86 LibreOffice_project/644e4637d1d8544fd9f56425bd6cec110e49301b</meta:generator>
    <meta:document-statistic meta:object-count="130"/>
  </office:meta>
</office:document-meta>
</file>